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9F98568CE98109812A.png" manifest:media-type="image/png"/>
  <manifest:file-entry manifest:full-path="Pictures/1000000100000268000000D618EFFB1084B8C7C9.png" manifest:media-type="image/png"/>
  <manifest:file-entry manifest:full-path="Pictures/100000010000022E00000089663E8E41FED02D24.png" manifest:media-type="image/png"/>
  <manifest:file-entry manifest:full-path="Pictures/10000001000002060000014E4F74001364CC51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 4.1 <text:s text:c="4"/><draw:frame draw:style-name="fr2" draw:name="Image1" text:anchor-type="char" svg:x="0.404cm" svg:y="1.217cm" svg:width="13.705cm" svg:height="8.837cm" draw:z-index="0"><draw:image xlink:href="Pictures/10000001000002060000014E4F74001364CC512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4.2</text:p>
      <text:p text:style-name="P2"><draw:frame draw:style-name="fr1" draw:name="Image2" text:anchor-type="char" svg:y="0.002cm" svg:width="14.764cm" svg:height="3.625cm" draw:z-index="1"><draw:image xlink:href="Pictures/100000010000022E00000089663E8E41FED02D24.png" xlink:type="simple" xlink:show="embed" xlink:actuate="onLoad" draw:mime-type="image/png"/></draw:frame></text:p>
      <text:p text:style-name="P2">Q 4.3 <draw:frame draw:style-name="fr2" draw:name="Image3" text:anchor-type="char" svg:x="0.034cm" svg:y="2.699cm" svg:width="16.298cm" svg:height="5.662cm" draw:z-index="2"><draw:image xlink:href="Pictures/1000000100000268000000D618EFFB1084B8C7C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Q4.4</text:p>
      <text:p text:style-name="P2"><draw:frame draw:style-name="fr1" draw:name="Image4" text:anchor-type="char" svg:y="0.002cm" svg:width="17cm" svg:height="3.764cm" draw:z-index="3"><draw:image xlink:href="Pictures/10000001000002CE0000009F98568CE98109812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56"/>ASSIGNMENT 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3:57</meta:creation-date>
    <dc:language>en-IN</dc:language>
    <dc:date>2023-09-10T16:41:06</dc:date>
    <meta:editing-cycles>1</meta:editing-cycles>
    <meta:editing-duration>PT4M</meta:editing-duration>
    <meta:generator>LibreOffice/7.3.5.2$Linux_X86_64 LibreOffice_project/30$Build-2</meta:generator>
    <meta:document-statistic meta:table-count="0" meta:image-count="4" meta:object-count="0" meta:page-count="2" meta:paragraph-count="5" meta:word-count="8" meta:character-count="94" meta:non-whitespace-character-count="27"/>
    <meta:user-defined meta:name="AppVersion">15.0000</meta:user-defined>
  </office:meta>
</office:document-meta>
</file>